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fo:background-color="transparent"/>
    </style:style>
    <style:style style:name="P2" style:family="paragraph" style:parent-style-name="Standard">
      <style:text-properties fo:color="#000000" officeooo:rsid="001a387a" officeooo:paragraph-rsid="001a387a" fo:background-color="transparent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1b2e02" officeooo:paragraph-rsid="001b2e02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1b95fa" officeooo:paragraph-rsid="001b95fa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1c8bb7" officeooo:paragraph-rsid="001c8bb7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1e2652" officeooo:paragraph-rsid="001e2652"/>
    </style:style>
    <style:style style:name="T1" style:family="text">
      <style:text-properties fo:font-variant="normal" fo:text-transform="none" fo:color="#000000" style:font-name="apple-system" fo:font-size="12pt" fo:letter-spacing="normal" fo:font-style="normal" fo:font-weight="normal" fo:background-color="transparent" loext:char-shading-value="0"/>
    </style:style>
    <style:style style:name="T2" style:family="text">
      <style:text-properties fo:font-variant="normal" fo:text-transform="none" fo:color="#000000" style:font-name="apple-system" fo:font-size="12pt" fo:letter-spacing="normal" fo:font-style="normal" fo:font-weight="normal" officeooo:rsid="001daf4e" fo:background-color="transparent" loext:char-shading-value="0"/>
    </style:style>
    <style:style style:name="T3" style:family="text">
      <style:text-properties fo:font-variant="normal" fo:text-transform="none" fo:color="#000000" style:font-name="apple-system" fo:font-size="12pt" fo:letter-spacing="normal" fo:font-style="normal" fo:font-weight="normal" officeooo:rsid="001e2652" fo:background-color="transparent" loext:char-shading-value="0"/>
    </style:style>
    <style:style style:name="T4" style:family="text">
      <style:text-properties fo:font-variant="normal" fo:text-transform="none" fo:color="#000000" style:font-name="SFMono-Regular" fo:font-size="9.75pt" fo:letter-spacing="normal" fo:font-style="normal" fo:font-weight="normal" fo:background-color="transparent" loext:char-shading-value="0"/>
    </style:style>
    <style:style style:name="T5" style:family="text">
      <style:text-properties officeooo:rsid="001b2e0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38050893" text:style-name="L1">
        <text:list-item>
          <text:p text:style-name="P4">Récupération de l'environnement </text:p>
        </text:list-item>
        <text:list-item>
          <text:p text:style-name="P4">Gestion de l'environnement à l'aide des builtins env, setenv, unsetenv </text:p>
        </text:list-item>
        <text:list-item>
          <text:p text:style-name="P4">Gestion du prompt à l'aide des variables d'environnement USER, PWD et HOME </text:p>
        </text:list-item>
        <text:list-item>
          <text:p text:style-name="P4">Récupération des binaires à l'aide de la variable d'environnement PATH </text:p>
        </text:list-item>
        <text:list-item>
          <text:p text:style-name="P4">Exécution des binaires avec arguments </text:p>
        </text:list-item>
        <text:list-item>
          <text:p text:style-name="P4">Gestion du multi-commande (Les commandes doivent être séparées par un ';') </text:p>
        </text:list-item>
        <text:list-item>
          <text:p text:style-name="P4">Gestion des redirections droites simple et double </text:p>
        </text:list-item>
        <text:list-item>
          <text:p text:style-name="P3">Détection des signaux (SIGINT) et builtin "exit" implémenté </text:p>
        </text:list-item>
      </text:list>
      <text:p text:style-name="Standard"/>
      <text:p text:style-name="Standard"/>
      <text:p text:style-name="P5"><text:span text:style-name="T1"/></text:p>
      <text:p text:style-name="P6"><text:span text:style-name="T1">sommaire</text:span></text:p>
      <text:p text:style-name="P6"><text:span text:style-name="T1"/></text:p>
      <text:p text:style-name="P7"><text:span text:style-name="T1">1) simple principe d’afficher un prompt qui lit des commandes avec gnl (donc boucle)</text:span></text:p>
      <text:p text:style-name="P7"><text:span text:style-name="T1">2) lancer un prgm </text:span><text:span text:style-name="T2">avec execve</text:span><text:span text:style-name="T1"> et récupérer le path avec PATH. str_to_wordtab du return de gnl, parcourt env trouve PATH, renvoie adresse apres le ‘=’</text:span></text:p>
      <text:p text:style-name="P8"><text:span text:style-name="T1">3) </text:span><text:span text:style-name="T2">forker prgm pour pas stop parce que execve stop</text:span></text:p>
      <text:p text:style-name="P9"><text:span text:style-name="T2">4</text:span><text:span text:style-name="T1">) implémentation builtin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Minishell runs executables from an absolute, relative or environment PATH (</text:span><text:span text:style-name="Source_20_Text"><text:span text:style-name="T4">/bin/ls</text:span></text:span><text:span text:style-name="T1"> or </text:span><text:span text:style-name="Source_20_Text"><text:span text:style-name="T4">ls</text:span></text:span><text:span text:style-name="T1">), including arguments or options. </text:span><text:span text:style-name="Source_20_Text"><text:span text:style-name="T4">'</text:span></text:span><text:span text:style-name="T1"> and </text:span><text:span text:style-name="Source_20_Text"><text:span text:style-name="T4">"</text:span></text:span><text:span text:style-name="T1"> work the same as bash, except for multiline commands.</text:span></text:p>
      <text:p text:style-name="P5"><text:span text:style-name="T1">You can separate commands with </text:span><text:span text:style-name="Source_20_Text"><text:span text:style-name="T4">;</text:span></text:span><text:span text:style-name="T1">, as well as use redirections </text:span><text:span text:style-name="Source_20_Text"><text:span text:style-name="T4">&gt;</text:span></text:span><text:span text:style-name="T1"> </text:span><text:span text:style-name="Source_20_Text"><text:span text:style-name="T4">&gt;&gt;</text:span></text:span><text:span text:style-name="T1"> </text:span><text:span text:style-name="Source_20_Text"><text:span text:style-name="T4">&lt;</text:span></text:span><text:span text:style-name="T1"> and pipes </text:span><text:span text:style-name="Source_20_Text"><text:span text:style-name="T4">|</text:span></text:span><text:span text:style-name="T1">.</text:span></text:p>
      <text:p text:style-name="P5"><text:span text:style-name="T1">Environment variables are handled, like </text:span><text:span text:style-name="Source_20_Text"><text:span text:style-name="T4">$HOME</text:span></text:span><text:span text:style-name="T1">, including the return code </text:span><text:span text:style-name="Source_20_Text"><text:span text:style-name="T4">$?</text:span></text:span><text:span text:style-name="T1">.</text:span></text:p>
      <text:p text:style-name="P5"><text:span text:style-name="T1">Finally, you can use </text:span><text:span text:style-name="Source_20_Text"><text:span text:style-name="T4">Ctrl-C</text:span></text:span><text:span text:style-name="T1"> to interrupt and </text:span><text:span text:style-name="Source_20_Text"><text:span text:style-name="T4">Ctrl-\</text:span></text:span><text:span text:style-name="T1"> to quit a program, as well as </text:span><text:span text:style-name="Source_20_Text"><text:span text:style-name="T4">Ctrl-D</text:span></text:span><text:span text:style-name="T1"> to throw an EOF, same as in bash.</text:span></text:p>
      <text:p text:style-name="P5"><text:span text:style-name="T1">A few of the functions are "built-in", meaning we don't call the executable, we re-coded them directly. It's the case for </text:span><text:span text:style-name="Source_20_Text"><text:span text:style-name="T4">echo</text:span></text:span><text:span text:style-name="T1">, </text:span><text:span text:style-name="Source_20_Text"><text:span text:style-name="T4">pwd</text:span></text:span><text:span text:style-name="T1">, </text:span><text:span text:style-name="Source_20_Text"><text:span text:style-name="T4">cd</text:span></text:span><text:span text:style-name="T1">, </text:span><text:span text:style-name="Source_20_Text"><text:span text:style-name="T4">env</text:span></text:span><text:span text:style-name="T1">, </text:span><text:span text:style-name="Source_20_Text"><text:span text:style-name="T4">export</text:span></text:span><text:span text:style-name="T1">, </text:span><text:span text:style-name="Source_20_Text"><text:span text:style-name="T4">unset</text:span></text:span><text:span text:style-name="T1"> and </text:span><text:span text:style-name="Source_20_Text"><text:span text:style-name="T4">exit</text:span></text:span><text:span text:style-name="T1">.</text:span></text:p>
      <text:p text:style-name="P1"><text:soft-page-break/></text:p>
      <text:p text:style-name="P1"/>
      <text:p text:style-name="P2">Cas fourbes :</text:p>
      <text:p text:style-name="P2"/>
      <text:p text:style-name="P2">export var =+ blabla mais je pense que c’est var <text:span text:style-name="T5">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1T14:58:11.727132278</meta:creation-date>
    <dc:date>2021-01-13T17:28:57.026938580</dc:date>
    <meta:editing-duration>PT6M2S</meta:editing-duration>
    <meta:editing-cycles>1</meta:editing-cycles>
    <meta:document-statistic meta:table-count="0" meta:image-count="0" meta:object-count="0" meta:page-count="2" meta:paragraph-count="20" meta:word-count="253" meta:character-count="1487" meta:non-whitespace-character-count="1254"/>
    <meta:generator>LibreOffice/6.0.7.3$Linux_X86_64 LibreOffice_project/00m0$Build-3</meta:generator>
  </office:meta>
</office:document-meta>
</file>